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3.307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2.241cm"/>
    </style:style>
    <style:style style:name="co6" style:family="table-column">
      <style:table-column-properties fo:break-before="auto" style:column-width="21.2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none" fo:border-left="0.002cm solid #000000" fo:border-right="0.002cm solid #000000" fo:border-top="0.002cm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font-style-asian="italic" style:font-style-complex="italic"/>
    </style:style>
    <style:style style:name="ce9" style:family="table-cell" style:parent-style-name="Default">
      <style:table-cell-properties fo:border-bottom="0.002cm solid #000000" fo:border-left="0.002cm solid #000000" fo:border-right="0.002cm solid #000000" fo:border-top="none"/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4"/>
        <table:table-row table:style-name="ro2">
          <table:table-cell table:style-name="ce1" office:value-type="string" table:number-columns-spanned="3" table:number-rows-spanned="1">
            <text:p>NOME FILE</text:p>
          </table:table-cell>
          <table:covered-table-cell table:number-columns-repeated="2" table:style-name="ce2"/>
          <table:table-cell table:style-name="ce6" table:number-columns-repeated="2"/>
        </table:table-row>
        <table:table-row table:style-name="ro2">
          <table:table-cell table:style-name="ce2" office:value-type="string">
            <text:p>UTENTI</text:p>
          </table:table-cell>
          <table:table-cell table:style-name="ce2" office:value-type="string">
            <text:p>NOTIZIE</text:p>
          </table:table-cell>
          <table:table-cell table:style-name="ce2" office:value-type="string">
            <text:p>RELAZIONI</text:p>
          </table:table-cell>
          <table:table-cell table:style-name="ce2" office:value-type="string">
            <text:p>DESCRIZIONE</text:p>
          </table:table-cell>
          <table:table-cell table:style-name="ce2" office:value-type="string">
            <text:p>NOTE</text:p>
          </table:table-cell>
        </table:table-row>
        <table:table-row table:style-name="ro1">
          <table:table-cell table:style-name="ce3" office:value-type="string">
            <text:p>vuoto_utenti.txt</text:p>
          </table:table-cell>
          <table:table-cell table:style-name="ce3" office:value-type="string">
            <text:p>vuoto_notizie.txt</text:p>
          </table:table-cell>
          <table:table-cell table:style-name="ce3" office:value-type="string">
            <text:p>vuoto_relazioni.txt</text:p>
          </table:table-cell>
          <table:table-cell table:style-name="ce7" office:value-type="string">
            <text:p>Prova File Vuoti</text:p>
          </table:table-cell>
          <table:table-cell table:style-name="ce3"/>
        </table:table-row>
        <table:table-row table:style-name="ro1">
          <table:table-cell office:value-type="string">
            <text:p>a.txt</text:p>
          </table:table-cell>
          <table:table-cell office:value-type="string">
            <text:p>vuoto_notizie.txt</text:p>
          </table:table-cell>
          <table:table-cell office:value-type="string">
            <text:p>vuoto_relazioni.txt</text:p>
          </table:table-cell>
          <table:table-cell office:value-type="string">
            <text:p>Utenti Formato Errato (es. manca la parentesi " { " nel 2° utente)</text:p>
          </table:table-cell>
          <table:table-cell/>
        </table:table-row>
        <table:table-row table:style-name="ro1">
          <table:table-cell office:value-type="string">
            <text:p>b.txt</text:p>
          </table:table-cell>
          <table:table-cell office:value-type="string">
            <text:p>vuoto_notizie.txt</text:p>
          </table:table-cell>
          <table:table-cell office:value-type="string">
            <text:p>vuoto_relazioni.txt</text:p>
          </table:table-cell>
          <table:table-cell office:value-type="string">
            <text:p>Campo obbligatorio mancante di un Utente (es. nome del 3° utente)</text:p>
          </table:table-cell>
          <table:table-cell/>
        </table:table-row>
        <table:table-row table:style-name="ro1">
          <table:table-cell office:value-type="string">
            <text:p>c.txt</text:p>
          </table:table-cell>
          <table:table-cell office:value-type="string">
            <text:p>vuoto_notizie.txt</text:p>
          </table:table-cell>
          <table:table-cell office:value-type="string">
            <text:p>c3.txt</text:p>
          </table:table-cell>
          <table:table-cell office:value-type="string">
            <text:p>Relazione impossibile (es. un utente è il genitore di suo nonno)</text:p>
          </table:table-cell>
          <table:table-cell/>
        </table:table-row>
        <table:table-row table:style-name="ro1">
          <table:table-cell office:value-type="string">
            <text:p>d.txt</text:p>
          </table:table-cell>
          <table:table-cell office:value-type="string">
            <text:p>vuoto_notizie.txt</text:p>
          </table:table-cell>
          <table:table-cell office:value-type="string">
            <text:p>d3.txt</text:p>
          </table:table-cell>
          <table:table-cell office:value-type="string">
            <text:p>Relazione con figlio più Vecchio del Genitore</text:p>
          </table:table-cell>
          <table:table-cell/>
        </table:table-row>
        <table:table-row table:style-name="ro1">
          <table:table-cell office:value-type="string">
            <text:p>e.txt</text:p>
          </table:table-cell>
          <table:table-cell office:value-type="string">
            <text:p>vuoto_notizie.txt</text:p>
          </table:table-cell>
          <table:table-cell office:value-type="string">
            <text:p>e3.txt</text:p>
          </table:table-cell>
          <table:table-cell office:value-type="string">
            <text:p>Relazione Proibita (es. azienda coniuge di un utente)</text:p>
          </table:table-cell>
          <table:table-cell/>
        </table:table-row>
        <table:table-row table:style-name="ro1">
          <table:table-cell office:value-type="string">
            <text:p>f.txt</text:p>
          </table:table-cell>
          <table:table-cell office:value-type="string">
            <text:p>f2.txt</text:p>
          </table:table-cell>
          <table:table-cell office:value-type="string">
            <text:p>vuoto_relazioni.txt</text:p>
          </table:table-cell>
          <table:table-cell office:value-type="string">
            <text:p>File Notizie Formato Errato (es. Manca " like ")</text:p>
          </table:table-cell>
          <table:table-cell/>
        </table:table-row>
        <table:table-row table:style-name="ro1">
          <table:table-cell office:value-type="string">
            <text:p>g.txt</text:p>
          </table:table-cell>
          <table:table-cell office:value-type="string">
            <text:p>g2.txt</text:p>
          </table:table-cell>
          <table:table-cell office:value-type="string">
            <text:p>vuoto_relazioni.txt</text:p>
          </table:table-cell>
          <table:table-cell office:value-type="string">
            <text:p>File Notizie Doppia Reazione di un Utente</text:p>
          </table:table-cell>
          <table:table-cell/>
        </table:table-row>
        <table:table-row table:style-name="ro1">
          <table:table-cell office:value-type="string">
            <text:p>h.txt</text:p>
          </table:table-cell>
          <table:table-cell office:value-type="string">
            <text:p>vuoto_notizie.txt</text:p>
          </table:table-cell>
          <table:table-cell office:value-type="string">
            <text:p>h3.txt</text:p>
          </table:table-cell>
          <table:table-cell office:value-type="string">
            <text:p>File Relazioni Formato Errato (es. Tipo Relazione Inesistente " pronipote ")</text:p>
          </table:table-cell>
          <table:table-cell/>
        </table:table-row>
        <table:table-row table:style-name="ro1">
          <table:table-cell office:value-type="string">
            <text:p>english_utenti.txt</text:p>
          </table:table-cell>
          <table:table-cell office:value-type="string">
            <text:p>english_notizie.txt</text:p>
          </table:table-cell>
          <table:table-cell office:value-type="string">
            <text:p>english_relazioni.txt</text:p>
          </table:table-cell>
          <table:table-cell office:value-type="string">
            <text:p>File sulla Famiglia Inglese per Provare le Funzioni sulla Famiglia</text:p>
          </table:table-cell>
          <table:table-cell table:style-name="ce8" office:value-type="string">
            <text:p>Nel File "Re.GiorgioV_albero_genealogico_discendenti.txt" vi è un esempio di un albero genealogico dei discendenti con molti livelli</text:p>
          </table:table-cell>
        </table:table-row>
        <table:table-row table:style-name="ro1">
          <table:table-cell table:style-name="ce5" office:value-type="string">
            <text:p>ok_utenti.txt</text:p>
          </table:table-cell>
          <table:table-cell table:style-name="ce5" office:value-type="string">
            <text:p>ok_notizie.txt</text:p>
          </table:table-cell>
          <table:table-cell table:style-name="ce5" office:value-type="string">
            <text:p>ok_relazioni.txt</text:p>
          </table:table-cell>
          <table:table-cell table:style-name="ce9" office:value-type="string">
            <text:p>File per Provare Ampiamente le Funzionalità Statistiche</text:p>
          </table:table-cell>
          <table:table-cell table:style-name="ce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19/07/2018</text:date>, <text:time>09.21.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54S</meta:editing-duration>
    <meta:editing-cycles>9</meta:editing-cycles>
    <meta:generator>OpenOffice/4.1.1$Win32 OpenOffice.org_project/411m6$Build-9775</meta:generator>
    <dc:date>2018-07-19T09:21:20.33</dc:date>
    <dc:creator>Mattia Ramella Livrin</dc:creator>
    <meta:document-statistic meta:table-count="3" meta:cell-count="51" meta:object-count="0"/>
    <meta:user-defined meta:name="Info 1"/>
    <meta:user-defined meta:name="Info 2"/>
    <meta:user-defined meta:name="Info 3"/>
    <meta:user-defined meta:name="Info 4"/>
  </office:meta>
</office:document-meta>
</file>